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2.984cm" fo:min-width="3.812cm"/>
      <style:paragraph-properties style:writing-mode="lr-tb"/>
    </style:style>
    <style:style style:name="gr2" style:family="graphic" style:parent-style-name="standard" style:list-style-name="L1">
      <style:graphic-properties draw:fill-color="#eeeeee" draw:textarea-horizontal-align="justify" draw:textarea-vertical-align="middle" draw:auto-grow-height="false" fo:min-height="6.576cm" fo:min-width="6.686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903cm" fo:min-width="4.759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6.398cm" fo:min-width="6.548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402cm" fo:min-width="4.83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1c1c1c" fo:font-size="16pt"/>
    </style:style>
    <style:style style:name="P2" style:family="paragraph">
      <loext:graphic-properties draw:fill-color="#eeeeee"/>
      <style:paragraph-properties fo:text-align="center" style:writing-mode="lr-tb"/>
      <style:text-properties fo:color="#1c1c1c" fo:font-size="16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color="#1c1c1c" fo:font-size="16pt"/>
    </style:style>
    <style:style style:name="P4" style:family="paragraph">
      <loext:graphic-properties draw:fill-color="#eeeeee"/>
      <style:paragraph-properties fo:margin-left="0cm" fo:margin-right="0cm" fo:margin-top="0cm" fo:margin-bottom="0cm" fo:line-height="150%" fo:text-align="center" fo:text-indent="0cm" style:writing-mode="lr-tb"/>
      <style:text-properties fo:color="#1c1c1c" fo:font-size="16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line-height="150%" fo:text-align="center"/>
    </style:style>
    <style:style style:name="P8" style:family="paragraph">
      <style:paragraph-properties fo:text-align="center"/>
      <style:text-properties fo:color="#1c1c1c" fo:font-size="16pt"/>
    </style:style>
    <style:style style:name="P9" style:family="paragraph">
      <loext:graphic-properties draw:fill-color="#eeeeee"/>
      <style:paragraph-properties fo:text-align="center"/>
      <style:text-properties fo:color="#1c1c1c" fo:font-size="1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1c1c1c" fo:font-size="16pt"/>
    </style:style>
    <style:style style:name="T2" style:family="text">
      <style:text-properties fo:color="#1c1c1c" fo:font-size="15pt" style:font-size-asian="15pt" style:font-size-complex="15pt"/>
    </style:style>
    <style:style style:name="T3" style:family="text">
      <style:text-properties fo:color="#333333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2" draw:layer="layout" svg:width="6.096cm" svg:height="4.572cm" svg:x="14.478cm" svg:y="0cm">
          <text:p text:style-name="P1"><text:span text:style-name="T1">Weather Data</text:span></text:p>
          <text:p text:style-name="P1"><text:span text:style-name="T2">(Server, Fil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0.16cm" svg:height="9.652cm" svg:x="0.254cm" svg:y="5.588cm">
          <text:p text:style-name="P3"><text:span text:style-name="T1">Temperature</text:span></text:p>
          <text:p text:style-name="P3"><text:span text:style-name="T1">Wind </text:span></text:p>
          <text:p text:style-name="P3"><text:span text:style-name="T1">Downward short-wave radiation</text:span></text:p>
          <text:p text:style-name="P3"><text:span text:style-name="T1">Upward short-wave radiation</text:span></text:p>
          <text:p text:style-name="P3"><text:span text:style-name="T1">Runoff</text:span></text:p>
          <text:p text:style-name="P3"><text:span text:style-name="T1">Surface roughness</text:span></text:p>
          <text:p text:style-name="P3"><text:span text:style-name="T1">Height maps</text:span></text:p>
          <text:p text:style-name="P3"><text:span text:style-name="T1">Soil </text:span><text:span text:style-name="T3">tempera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145cm" svg:height="3.693cm" draw:transform="rotate (0.634252650174739) translate (8.356cm 5.661cm)">
          <text:p text:style-name="P1"><text:span text:style-name="T1">select cutout &amp; </text:span></text:p>
          <text:p text:style-name="P1"><text:span text:style-name="T1">load variables</text:span></text:p>
          <draw:enhanced-geometry svg:viewBox="0 0 21600 21600" draw:mirror-horizontal="false" draw:mirror-vertical="false" draw:text-areas="?f7 ?f0 21600 ?f2" draw:type="left-arrow" draw:modifiers="5354.40497052732 4508.2837033026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9.966cm" svg:height="9.4cm" svg:x="17.78cm" svg:y="5.842cm">
          <text:p text:style-name="P5"><text:span text:style-name="T1">Wind turbine potentials </text:span></text:p>
          <text:p text:style-name="P5"><text:span text:style-name="T1">Solar PV panel potentials </text:span></text:p>
          <text:p text:style-name="P5"><text:span text:style-name="T1">Solar thermal collector potentials </text:span></text:p>
          <text:p text:style-name="P5"><text:span text:style-name="T1">Hydroelectric potential</text:span></text:p>
          <text:p text:style-name="P5"><text:span text:style-name="T1">Heat demand</text:span></text:p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6.096cm" svg:height="3.302cm" svg:x="11.176cm" svg:y="8.89cm">
          <text:p text:style-name="P8"><text:span text:style-name="T1">convert 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2:56:34.758490938</meta:creation-date>
    <meta:editing-duration>PT39M8S</meta:editing-duration>
    <meta:editing-cycles>5</meta:editing-cycles>
    <meta:generator>LibreOffice/6.4.6.2$Linux_X86_64 LibreOffice_project/40$Build-2</meta:generator>
    <dc:date>2021-01-22T00:17:11.737357745</dc:date>
    <meta:document-statistic meta:object-count="28"/>
  </office:meta>
</office:document-meta>
</file>